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bf46" officeooo:paragraph-rsid="000fbf46"/>
    </style:style>
    <style:style style:name="P2" style:family="paragraph" style:parent-style-name="Standard">
      <style:text-properties fo:font-variant="normal" fo:text-transform="none" fo:color="#24292e" style:font-name="apple-system" fo:font-size="12pt" fo:letter-spacing="normal" fo:font-style="normal" fo:font-weight="normal" officeooo:rsid="000fbf46" officeooo:paragraph-rsid="000fbf46"/>
    </style:style>
    <style:style style:name="P3" style:family="paragraph" style:parent-style-name="Standard">
      <style:text-properties fo:font-variant="normal" fo:text-transform="none" fo:color="#24292e" style:font-name="apple-system" fo:font-size="12pt" fo:letter-spacing="normal" fo:font-style="normal" fo:font-weight="normal" officeooo:rsid="001296ff" officeooo:paragraph-rsid="001296ff"/>
    </style:style>
    <style:style style:name="P4" style:family="paragraph" style:parent-style-name="Standard">
      <style:text-properties fo:font-variant="normal" fo:text-transform="none" fo:color="#24292e" style:font-name="apple-system" fo:font-size="12pt" fo:letter-spacing="normal" fo:font-style="normal" fo:font-weight="normal" officeooo:rsid="0014212b" officeooo:paragraph-rsid="0014212b"/>
    </style:style>
    <style:style style:name="P5" style:family="paragraph" style:parent-style-name="Standard">
      <style:text-properties fo:font-variant="normal" fo:text-transform="none" fo:color="#24292e" style:font-name="apple-system" fo:font-size="12pt" fo:letter-spacing="normal" fo:font-style="normal" fo:font-weight="normal" officeooo:rsid="00153523" officeooo:paragraph-rsid="00153523"/>
    </style:style>
    <style:style style:name="P6" style:family="paragraph" style:parent-style-name="Standard">
      <style:text-properties officeooo:rsid="001031c3" officeooo:paragraph-rsid="001031c3"/>
    </style:style>
    <style:style style:name="P7" style:family="paragraph" style:parent-style-name="Standard">
      <style:paragraph-properties fo:text-align="center" style:justify-single-word="false"/>
      <style:text-properties fo:font-size="18pt" officeooo:rsid="000fbf46" officeooo:paragraph-rsid="000fbf46" style:font-size-asian="18pt" style:font-size-complex="18pt"/>
    </style:style>
    <style:style style:name="P8" style:family="paragraph" style:parent-style-name="Standard">
      <style:text-properties officeooo:paragraph-rsid="00158f38"/>
    </style:style>
    <style:style style:name="T1" style:family="text">
      <style:text-properties officeooo:rsid="001296ff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 officeooo:rsid="0014212b"/>
    </style:style>
    <style:style style:name="T4" style:family="text">
      <style:text-properties fo:font-variant="normal" fo:text-transform="none" fo:color="#24292e" style:font-name="apple-system" fo:font-size="12pt" fo:letter-spacing="normal" fo:font-style="normal" fo:font-weight="normal" officeooo:rsid="00153523"/>
    </style:style>
    <style:style style:name="T5" style:family="text">
      <style:text-properties fo:font-variant="normal" fo:text-transform="none" fo:color="#24292e" style:font-name="apple-system" fo:font-size="12pt" fo:letter-spacing="normal" fo:font-style="normal" style:text-underline-style="solid" style:text-underline-width="auto" style:text-underline-color="font-color" fo:font-weight="normal" officeooo:rsid="0014212b"/>
    </style:style>
    <style:style style:name="T6" style:family="text">
      <style:text-properties fo:font-variant="normal" fo:text-transform="none" fo:color="#24292e" style:font-name="apple-system" fo:font-size="12pt" fo:letter-spacing="normal" fo:font-style="normal" style:text-underline-style="none" fo:font-weight="normal" officeooo:rsid="0014212b"/>
    </style:style>
    <style:style style:name="T7" style:family="text">
      <style:text-properties fo:font-variant="normal" fo:text-transform="none" fo:color="#24292e" fo:letter-spacing="normal"/>
    </style:style>
    <style:style style:name="T8" style:family="text">
      <style:text-properties fo:font-variant="normal" fo:text-transform="none" fo:color="#0366d6" style:font-name="apple-system" fo:font-size="12pt" fo:letter-spacing="normal" fo:font-style="normal" style:text-underline-style="solid" style:text-underline-width="auto" style:text-underline-color="font-color" fo:font-weight="normal" fo:background-color="#ffffff" loext:char-shading-value="0"/>
    </style:style>
    <style:style style:name="T9" style:family="text">
      <style:text-properties fo:font-variant="normal" fo:text-transform="none" fo:color="#0366d6" style:font-name="apple-system" fo:font-size="12pt" fo:letter-spacing="normal" fo:font-style="normal" style:text-underline-style="solid" style:text-underline-width="auto" style:text-underline-color="font-color" fo:font-weight="normal" officeooo:rsid="00153523" fo:background-color="#ffffff" loext:char-shading-value="0"/>
    </style:style>
    <style:style style:name="T10" style:family="text">
      <style:text-properties fo:font-variant="normal" fo:text-transform="none" fo:color="#0366d6" style:font-name="apple-system" fo:font-size="12pt" fo:letter-spacing="normal" fo:font-style="normal" style:text-underline-style="none" fo:font-weight="normal" fo:background-color="#ffffff" loext:char-shading-value="0"/>
    </style:style>
    <style:style style:name="T11" style:family="text">
      <style:text-properties fo:font-variant="normal" fo:text-transform="none" fo:color="#0366d6" style:font-name="apple-system" fo:font-size="12pt" fo:letter-spacing="normal" fo:font-style="normal" style:text-underline-style="none" fo:font-weight="normal" officeooo:rsid="00153523" fo:background-color="#ffffff" loext:char-shading-value="0"/>
    </style:style>
    <style:style style:name="T12" style:family="text">
      <style:text-properties fo:font-variant="normal" fo:text-transform="none" fo:color="#800000" style:font-name="apple-system" fo:font-size="12pt" fo:letter-spacing="normal" fo:font-style="normal" style:text-underline-style="none" fo:font-weight="normal" officeooo:rsid="00153523" fo:background-color="#ffffff" loext:char-shading-value="0"/>
    </style:style>
    <style:style style:name="T13" style:family="text">
      <style:text-properties fo:font-variant="normal" fo:text-transform="none" fo:color="#800000" style:font-name="apple-system" fo:font-size="12pt" fo:letter-spacing="normal" fo:font-style="normal" style:text-underline-style="solid" style:text-underline-width="auto" style:text-underline-color="font-color" fo:font-weight="normal" officeooo:rsid="00153523" fo:background-color="#ffffff" loext:char-shading-value="0"/>
    </style:style>
    <style:style style:name="T14" style:family="text">
      <style:text-properties officeooo:rsid="001535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OS People Mask-RCNN with Tensorrt</text:p>
      <text:p text:style-name="P1"/>
      <text:p text:style-name="P1">This package demonstrated people semantic segmentation using ROS.</text:p>
      <text:p text:style-name="P1"/>
      <text:p text:style-name="P1">Tech</text:p>
      <text:p text:style-name="P1">This repo uses a number of open source projects to work properly:</text:p>
      <text:p text:style-name="P1"/>
      <text:p text:style-name="P1">[Tensorflow]</text:p>
      <text:p text:style-name="P1">[Tensorflow-Object Detection API]</text:p>
      <text:p text:style-name="P1">[Tensorflow Hub]</text:p>
      <text:p text:style-name="P1">[ROS]</text:p>
      <text:p text:style-name="P1">[Numpy]</text:p>
      <text:p text:style-name="P6">[cob_perception_common] https://github.com/ipa-rmb/cob_perception_common.git</text:p>
      <text:p text:style-name="P6">[ros_people_object_detection_tensorflow] https://github.com/cagbal/ros_people_object_detection_tensorflow.git</text:p>
      <text:p text:style-name="P1"/>
      <text:p text:style-name="P1">Installation <text:span text:style-name="T14">and Running</text:span></text:p>
      <text:p text:style-name="P1"/>
      <text:p text:style-name="P2">First, tensorflow-gpu should be installed on your system. <text:span text:style-name="T1">In this project I use tensorflow-gpu 1.13 and <text:s/>cuda 10 .</text:span></text:p>
      <text:p text:style-name="P2"/>
      <text:p text:style-name="P3">Then,</text:p>
      <text:p text:style-name="P3">$ cd &amp;&amp; mkdir -p catkin_ws/src &amp;&amp; cd catkin_ws</text:p>
      <text:p text:style-name="P3">$ catkin_make &amp;&amp; cd src</text:p>
      <text:p text:style-name="P3">$ git clone --recursive <text:a xlink:type="simple" xlink:href="https://github.com/cagbal/ros_people_object_detection_tensorflow.git" text:style-name="Internet_20_link" text:visited-style-name="Visited_20_Internet_20_Link">https://github.com/cagbal/ros_people_object_detection_tensorflow.git</text:a></text:p>
      <text:p text:style-name="P4">$git clone <text:s/><text:a xlink:type="simple" xlink:href="https://githup.com/Inaaa/cc_people_pointcloud.git" text:style-name="Internet_20_link" text:visited-style-name="Visited_20_Internet_20_Link">https://githup.com/Inaaa/cc_people_pointcloud.git</text:a></text:p>
      <text:p text:style-name="P4"/>
      <text:p text:style-name="P4"/>
      <text:p text:style-name="P8"><text:span text:style-name="T3">Second, put the model </text:span><text:span text:style-name="T6">src/mask_rcnn_inception_v2_coco_tensorrt</text:span><text:span text:style-name="T3"> into ros_people_object_detection_tensorflow/</text:span><text:span text:style-name="T4">src/object_detection/</text:span><text:span text:style-name="T3"> </text:span></text:p>
      <text:p text:style-name="P8"><text:span text:style-name="T3"/></text:p>
      <text:p text:style-name="P8"><text:span text:style-name="T4">and change </text:span><text:span text:style-name="T2">the model_name parameter of </text:span><text:a xlink:type="simple" xlink:href="https://github.com/cagbal/ros_people_object_detection_tensorflow/blob/master/launch/cob_people_object_detection_tensorflow_params.yaml" text:style-name="Internet_20_link" text:visited-style-name="Visited_20_Internet_20_Link">l</text:a><text:a xlink:type="simple" xlink:href="https://github.com/cagbal/ros_people_object_detection_tensorflow/blob/master/launch/cob_people_object_detection_tensorflow_params.yaml" text:style-name="Internet_20_link" text:visited-style-name="Visited_20_Internet_20_Link">aunch/cob_people_object_detection_tensoflow_params.yaml</text:a><text:span text:style-name="T10"> </text:span><text:span text:style-name="T12">into mask_rcnn_inception_v2_coco_tensorrt</text:span><text:span text:style-name="T11">.</text:span></text:p>
      <text:p text:style-name="P4"/>
      <text:p text:style-name="P4">Here you should at first run the ros_people_object_detection_tensorflow.</text:p>
      <text:p text:style-name="P5">Furthermore,</text:p>
      <text:p text:style-name="P5">$ roslaunch cc_people_pointcloud rgbdpoints.launch</text:p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09:42:54.995712548</meta:creation-date>
    <dc:date>2019-07-25T13:48:51.741426694</dc:date>
    <meta:editing-duration>PT3H12M1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113" meta:character-count="1192" meta:non-whitespace-character-count="1100"/>
  </office:meta>
</office:document-meta>
</file>